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fo:font-weight="bold"/>
    </style:style>
    <style:style style:name="P2" style:family="paragraph" style:parent-style-name="Standard">
      <style:text-properties fo:language="pl" fo:country="PL" fo:font-weight="bold" officeooo:rsid="000232ad" officeooo:paragraph-rsid="000232ad"/>
    </style:style>
    <style:style style:name="P3" style:family="paragraph" style:parent-style-name="Standard">
      <style:text-properties fo:language="pl" fo:country="PL" fo:font-style="italic" fo:font-weight="normal" officeooo:rsid="000232ad" officeooo:paragraph-rsid="000232a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language="pl" fo:country="PL" fo:font-style="italic" fo:font-weight="normal" officeooo:rsid="00052052" officeooo:paragraph-rsid="00052052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pl" fo:country="PL" fo:font-style="normal" fo:font-weight="normal" officeooo:rsid="00032d62" officeooo:paragraph-rsid="00032d62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language="pl" fo:country="PL" fo:font-style="normal" fo:font-weight="normal" officeooo:rsid="00052052" officeooo:paragraph-rsid="00052052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M.P5 Najkrótsza ścieżka w grafie ważonym – ACO</text:p>
      <text:p text:style-name="P2">Joanna Sokołowska<text:line-break/>Rafał Uzarowicz</text:p>
      <text:p text:style-name="P2"/>
      <text:p text:style-name="P3">Zaimplementować algorytm mrówkowy - ACO (Ant Colony Optimization) do wyznaczania najkrótszej ścieżki w grafie ważonym od punktu A do B. Porównać działanie algorytmu z przeszukiwaniem brute force. WE: plik z listą krawędzi grafu (punkt początkowy, końcowy i waga), punkt startowy i docelowy. WY: najkrótsza ścieżka od punktu A do punktu B i jej koszt</text:p>
      <text:p text:style-name="P3"/>
      <text:p text:style-name="P3"/>
      <text:p text:style-name="P3">&lt;przyjęte założenia&gt;</text:p>
      <text:p text:style-name="P3"/>
      <text:p text:style-name="P3">&lt;podział odpowiedzialności w zespole&gt;</text:p>
      <text:p text:style-name="P3"/>
      <text:p text:style-name="P3">&lt;zwięzły opis&gt;</text:p>
      <text:p text:style-name="P3"/>
      <text:p text:style-name="P3">&lt;tabelki&gt;</text:p>
      <text:p text:style-name="P3"/>
      <text:p text:style-name="P3">&lt;wnioski&gt;</text:p>
      <text:p text:style-name="P4">&lt;coś o tym że nie zawsze rozwiązanie jest optymalne i to co wyjdzie Rafałowi w testach&gt;</text:p>
      <text:p text:style-name="P3"/>
      <text:p text:style-name="P3">&lt;instrukcja&gt;</text:p>
      <text:p text:style-name="P6">Instrukcja użytkownika </text:p>
      <text:p text:style-name="P5">1. Otworzyć terminal w głównym katalogu projektu<text:line-break/>2. Uruchomić progam poleceniem <text:span text:style-name="T1">python -m src.main [filepath] </text:span>gdzie filepath jest ścieżką do pliku zawierającego graf</text:p>
      <text:p text:style-name="P5"/>
      <text:p text:style-name="P5">Napisany interfejs pozwala też na dostrojenie parametrów algorytmu zgodnie z oczekiwaniami. Żeby zapoznać się z wszystkimi możliwościami projektu należy uruchomić program z flagą -h lub –help i zaznajomić się z wyświetlanymi instrukcjami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3:52:43.960885570</meta:creation-date>
    <dc:date>2020-04-23T00:45:50.090495584</dc:date>
    <meta:editing-duration>PT22M3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49" meta:character-count="1044" meta:non-whitespace-character-count="905"/>
  </office:meta>
</office:document-meta>
</file>